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none"/>
    </style:style>
    <style:style style:name="ce5" style:family="table-cell" style:parent-style-name="Default" style:data-style-name="N110">
      <style:table-cell-properties fo:wrap-option="wrap"/>
    </style:style>
    <style:style style:name="ce6" style:family="table-cell" style:parent-style-name="Default" style:data-style-name="N110">
      <style:table-cell-properties fo:background-color="#000000" fo:wrap-option="wrap"/>
      <style:text-properties fo:font-weight="bold" style:font-weight-asian="bold" style:font-weight-complex="bold"/>
    </style:style>
    <style:style style:name="T1" style:family="text">
      <style:text-properties fo:country="GB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5"/>
        <table:table-row table:style-name="ro1">
          <table:table-cell office:value-type="string" calcext:value-type="string" table:number-columns-spanned="4" table:number-rows-spanned="1">
            <text:p>I am going to buy the amount of parts to make three SpakBots.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<text:span text:style-name="T1">SparkBot</text:span><text:span text:style-name="T2"> Expenses</text:span></text:p>
          </table:table-cell>
          <table:covered-table-cell table:number-columns-repeated="3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table:style-name="ce4" office:value-type="string" calcext:value-type="string">
            <text:p>Parts from Digikey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33.1" calcext:value-type="currency">
            <text:p>$133.10</text:p>
          </table:table-cell>
        </table:table-row>
        <table:table-row table:style-name="ro1">
          <table:table-cell office:value-type="string" calcext:value-type="string">
            <text:p>Particle Phot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arts from SparkFun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.95" calcext:value-type="currency">
            <text:p>$7.95</text:p>
          </table:table-cell>
          <table:table-cell table:formula="of:=SUM([.B6]*[.C6])" office:value-type="currency" office:currency="USD" office:value="23.85" calcext:value-type="currency">
            <text:p>$23.85</text:p>
          </table:table-cell>
        </table:table-row>
        <table:table-row table:style-name="ro3">
          <table:table-cell office:value-type="string" calcext:value-type="string">
            <text:p>Main PCB printed by OSH Park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6.25" calcext:value-type="currency">
            <text:p>$16.25</text:p>
          </table:table-cell>
        </table:table-row>
        <table:table-row table:style-name="ro3">
          <table:table-cell office:value-type="string" calcext:value-type="string">
            <text:p>RGB Button PCB printed by OSH Park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4.6" calcext:value-type="currency">
            <text:p>$4.60</text:p>
          </table:table-cell>
        </table:table-row>
        <table:table-row table:style-name="ro3">
          <table:table-cell office:value-type="string" calcext:value-type="string">
            <text:p>Photresistor PCB printed by OSH Park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75" calcext:value-type="currency">
            <text:p>$0.75</text:p>
          </table:table-cell>
        </table:table-row>
        <table:table-row table:style-name="ro3">
          <table:table-cell office:value-type="string" calcext:value-type="string">
            <text:p>Dual RGB PCB printed by OSH Park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.85" calcext:value-type="currency">
            <text:p>$1.85</text:p>
          </table:table-cell>
        </table:table-row>
        <table:table-row table:style-name="ro1">
          <table:table-cell office:value-type="string" calcext:value-type="string">
            <text:p>3D Printed Bod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TOTAL</text:p>
          </table:table-cell>
          <table:table-cell table:formula="of:=SUM([.D4:.D11])" office:value-type="currency" office:currency="USD" office:value="180.4" calcext:value-type="currency">
            <text:p>$180.4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Per SparkBot</text:p>
          </table:table-cell>
          <table:table-cell table:formula="of:=SUM([.D13]/3)" office:value-type="currency" office:currency="USD" office:value="60.1333333333333" calcext:value-type="currency">
            <text:p>$60.13</text:p>
          </table:table-cell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D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</meta:initial-creator>
    <meta:creation-date>2015-08-01T12:14:42.394696285</meta:creation-date>
    <dc:date>2015-08-01T13:07:51.076021639</dc:date>
    <dc:creator>Nathan </dc:creator>
    <meta:editing-duration>PT7M38S</meta:editing-duration>
    <meta:editing-cycles>1</meta:editing-cycles>
    <meta:document-statistic meta:table-count="1" meta:cell-count="37" meta:object-count="0"/>
    <meta:generator>LibreOffice/4.2.8.2$Linux_X86_64 LibreOffice_project/420m0$Build-2</meta:generator>
  </office:meta>
</office:document-meta>
</file>